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arial" svg:font-family="arial"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Courier 10 Pitch" fo:font-size="10pt" fo:font-weight="bold" officeooo:paragraph-rsid="0000fe1c" style:font-size-asian="10pt" style:font-weight-asian="bold" style:font-size-complex="10pt" style:font-weight-complex="bold"/>
    </style:style>
    <style:style style:name="P2" style:family="paragraph" style:parent-style-name="Standard">
      <style:paragraph-properties fo:text-align="justify" style:justify-single-word="false"/>
      <style:text-properties fo:color="#000000" style:font-name="Courier 10 Pitch" fo:font-size="10pt" fo:font-weight="bold" officeooo:rsid="0000fe1c" officeooo:paragraph-rsid="0000fe1c" style:font-size-asian="10pt" style:font-weight-asian="bold" style:font-size-complex="10pt" style:font-weight-complex="bold"/>
    </style:style>
    <style:style style:name="P3" style:family="paragraph" style:parent-style-name="Standard">
      <style:paragraph-properties fo:text-align="justify" style:justify-single-word="false"/>
      <style:text-properties fo:color="#000000" style:font-name="Courier 10 Pitch" fo:font-size="10pt" fo:font-weight="bold" officeooo:rsid="0002db31" officeooo:paragraph-rsid="0002db31" style:font-size-asian="10pt" style:font-weight-asian="bold" style:font-size-complex="10pt" style:font-weight-complex="bold"/>
    </style:style>
    <style:style style:name="P4" style:family="paragraph" style:parent-style-name="Standard">
      <style:paragraph-properties fo:text-align="justify" style:justify-single-word="false"/>
      <style:text-properties fo:color="#000000" style:font-name="Courier 10 Pitch" fo:font-size="10pt" fo:font-weight="bold" officeooo:rsid="0000fe1c" officeooo:paragraph-rsid="0000fe1c" fo:background-color="transparent" style:font-size-asian="10pt" style:font-weight-asian="bold" style:font-size-complex="10pt" style:font-weight-complex="bold"/>
    </style:style>
    <style:style style:name="P5" style:family="paragraph" style:parent-style-name="Standard">
      <style:paragraph-properties fo:text-align="justify" style:justify-single-word="false"/>
      <style:text-properties fo:color="#000000" style:font-name="Courier 10 Pitch" fo:font-size="10pt" fo:font-weight="bold" officeooo:rsid="0002db31" officeooo:paragraph-rsid="0002db31" style:font-size-asian="10pt" style:font-weight-asian="bold" style:font-size-complex="10pt" style:font-weight-complex="bold"/>
    </style:style>
    <style:style style:name="P6" style:family="paragraph" style:parent-style-name="Standard">
      <style:paragraph-properties fo:text-align="justify" style:justify-single-word="false"/>
      <style:text-properties fo:color="#000000" style:font-name="Courier 10 Pitch" fo:font-size="10pt" fo:font-weight="bold" officeooo:paragraph-rsid="0000fe1c" style:font-size-asian="10pt" style:font-weight-asian="bold" style:font-size-complex="10pt" style:font-weight-complex="bold"/>
    </style:style>
    <style:style style:name="P7" style:family="paragraph" style:parent-style-name="Standard">
      <style:paragraph-properties fo:text-align="justify" style:justify-single-word="false"/>
      <style:text-properties fo:color="#000000" style:font-name="Courier 10 Pitch" fo:font-size="10pt" fo:font-weight="bold" officeooo:rsid="0000fe1c" officeooo:paragraph-rsid="0000fe1c" style:font-size-asian="10pt" style:font-weight-asian="bold" style:font-size-complex="10pt" style:font-weight-complex="bold"/>
    </style:style>
    <style:style style:name="P8" style:family="paragraph" style:parent-style-name="Standard">
      <style:paragraph-properties fo:text-align="justify" style:justify-single-word="false"/>
      <style:text-properties fo:color="#000000" style:font-name="Courier 10 Pitch" fo:font-size="10pt" fo:font-weight="bold" officeooo:rsid="0000fe1c" officeooo:paragraph-rsid="0000fe1c" fo:background-color="transparent" style:font-size-asian="10pt" style:font-weight-asian="bold" style:font-size-complex="10pt" style:font-weight-complex="bold"/>
    </style:style>
    <style:style style:name="P9" style:family="paragraph" style:parent-style-name="Standard">
      <style:paragraph-properties fo:text-align="justify" style:justify-single-word="false"/>
      <style:text-properties fo:color="#000000" style:font-name="arial" fo:font-size="10pt" fo:font-weight="bold" officeooo:rsid="00081729" officeooo:paragraph-rsid="0004c6e6" style:font-size-asian="10pt" style:font-weight-asian="bold" style:font-size-complex="10pt" style:font-weight-complex="bold"/>
    </style:style>
    <style:style style:name="P10" style:family="paragraph" style:parent-style-name="Standard">
      <style:paragraph-properties fo:text-align="justify" style:justify-single-word="false"/>
      <style:text-properties style:font-name="arial" officeooo:rsid="0011dd48" officeooo:paragraph-rsid="0004c6e6"/>
    </style:style>
    <style:style style:name="P11" style:family="paragraph" style:parent-style-name="Standard">
      <style:paragraph-properties fo:text-align="justify" style:justify-single-word="false"/>
      <style:text-properties style:font-name="arial" officeooo:rsid="00081729" officeooo:paragraph-rsid="0004c6e6"/>
    </style:style>
    <style:style style:name="T1" style:family="text">
      <style:text-properties officeooo:rsid="0000fe1c"/>
    </style:style>
    <style:style style:name="T2" style:family="text">
      <style:text-properties officeooo:rsid="00031f5a"/>
    </style:style>
    <style:style style:name="T3" style:family="text">
      <style:text-properties officeooo:rsid="000a8a86"/>
    </style:style>
    <style:style style:name="T4" style:family="text">
      <style:text-properties officeooo:rsid="0011dd48"/>
    </style:style>
    <style:style style:name="T5" style:family="text">
      <style:text-properties officeooo:rsid="0010543c"/>
    </style:style>
    <style:style style:name="T6" style:family="text">
      <style:text-properties officeooo:rsid="0004c6e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he exam submission will consist in one compressed directory. In this compressed directory you will include two directories: one named results and another named scratch. In the results directory you will include all the files I ask you during the different questions and a text file where you will answer the questions. The scratch directory will be the directory where you have done the exam, and it will contain all the files you have generated. </text:p>
      <text:p text:style-name="P11"/>
      <text:p text:style-name="P11"><text:span text:style-name="T3">Each question </text:span><text:span text:style-name="T4">accounts for</text:span><text:span text:style-name="T3"> 1 point. Try to keep answers simple and direct. </text:span><text:span text:style-name="T5">You can use your notes and materials of the classes if you want, you can also check biological databases. </text:span></text:p>
      <text:p text:style-name="P9"/>
      <text:p text:style-name="P3"/>
      <text:p text:style-name="P3">In this exercise we are working with a protein for which we have its sequence in a separate file (target.fa) and its structure in a separate pdb file (target.pdb). Answer the following questions about the protein we are studying: </text:p>
      <text:p text:style-name="P1"/>
      <text:p text:style-name="P1">a) What function do you think it may have? <text:span text:style-name="T2">(practicals 1 and 2)</text:span></text:p>
      <text:p text:style-name="P1"/>
      <text:p text:style-name="P1">b) Does it belongs to some family of PFAM?. If so, obtain the HMM profile from PFAM and name it p28b.hmm <text:span text:style-name="T2">(practical 2)</text:span></text:p>
      <text:p text:style-name="P1"/>
      <text:p text:style-name="P1"><text:span text:style-name="T1">c) </text:span>the structure of this protein belongs to some fold in SCOP?, which one? <text:span text:style-name="T2">(practical 1)</text:span></text:p>
      <text:p text:style-name="P1"/>
      <text:p text:style-name="P2">d) Obtain at least three more sequences with known structure and align them with the sequence of the PROBLEM using the HMM profile. <text:s/>Name the alignment p28b.aln <text:span text:style-name="T2">(practical 2)</text:span></text:p>
      <text:p text:style-name="P2"/>
      <text:p text:style-name="P4">e) Obtain the secondary structure with DSSP and name it p28e.dssp <text:span text:style-name="T2">(practical </text:span><text:span text:style-name="T6">5</text:span><text:span text:style-name="T2">)</text:span></text:p>
      <text:p text:style-name="P4"/>
      <text:p text:style-name="P4">f) Do you think the prediction of secondary structure agrees with the actual secondary structure from DSSP?. Obtain an alignment as proof and name it p28f.aln. Is this prediction reliable? <text:span text:style-name="T2">(practical 5)</text:span></text:p>
      <text:p text:style-name="P4"/>
      <text:p text:style-name="P4">g) Do you think the structure is correct? Can you prove it? show an image of the energies that prove it and name it p28g.png <text:span text:style-name="T2">(practical 4)</text:span></text:p>
      <text:p text:style-name="P4"/>
      <text:p text:style-name="P4">h) Find if there is some structural problem and show the location with an image (name it p28h.png). What's the sequence fragment with this problem? <text:span text:style-name="T2">(practical 5)</text:span></text:p>
      <text:p text:style-name="P4"/>
      <text:p text:style-name="P4">i)Do you think the protein PROBLEM can work as a tetramer? show an image that can prove it (name it p28i.png) <text:span text:style-name="T2">(practical 3)</text:span></text:p>
      <text:p text:style-name="P4"/>
      <text:p text:style-name="P4">j) Even if it was a monomer, do you think it will work with the function you selected in answer "a"? Use a sequence alignment (ie. you can reuse p28d.aln) to show the conservation/non-conservation of functional residues. Mark the functionally important amino-acids (conserved or non-conserved) in the alignment with the symbol # at the bottom. <text:span text:style-name="T2">(practical 2)</text:span></text:p>
      <text:p text:style-name="P4"/>
      <text:p text:style-name="P4">k) To further proof your answer in "j": Show an image of the structure of the active site with the relevant aminoacids that preserve (or don't preserve) the function in its active form (i.e. if it requires a cofactor, such as ATP, Ca, etc. include it in the active site interacting with the corresponding residues of the PROBLEM). Name it p28k.png <text:span text:style-name="T2">(taking images with pymol)</text:span></text:p>
      <text:p text:style-name="P4"/>
      <text:p text:style-name="P4">l) If the structure of the PROBLEM was incorrect (answer in g), try to fix it. Name the new monomer model as p28l.pdb <text:span text:style-name="T2">(practical 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arial" svg:font-family="arial"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lberto </meta:initial-creator>
    <meta:creation-date>2016-03-09T10:10:22.508769530</meta:creation-date>
    <dc:date>2022-02-01T11:34:22.933774555</dc:date>
    <meta:editing-duration>PT7M26S</meta:editing-duration>
    <meta:editing-cycles>5</meta:editing-cycles>
    <meta:generator>LibreOffice/6.4.7.2$Linux_X86_64 LibreOffice_project/40$Build-2</meta:generator>
    <meta:document-statistic meta:table-count="0" meta:image-count="0" meta:object-count="0" meta:page-count="1" meta:paragraph-count="15" meta:word-count="496" meta:character-count="2867" meta:non-whitespace-character-count="2382"/>
  </office:meta>
</office:document-meta>
</file>